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fo:font-size="22pt" style:font-size-asian="22pt" style:font-size-complex="22pt"/>
    </style:style>
    <style:style style:name="P2" style:parent-style-name="Standard" style:family="paragraph">
      <style:paragraph-properties fo:text-align="justify"/>
    </style:style>
    <style:style style:name="P3" style:parent-style-name="Listenabsatz" style:list-style-name="LFO1" style:family="paragraph">
      <style:text-properties fo:font-size="20pt" style:font-size-asian="20pt" style:font-size-complex="20pt"/>
    </style:style>
    <style:style style:name="P4" style:parent-style-name="Listenabsatz" style:family="paragraph">
      <style:paragraph-properties fo:text-align="justify"/>
    </style:style>
    <style:style style:name="P5" style:parent-style-name="Standard" style:family="paragraph">
      <style:paragraph-properties fo:text-align="justify" fo:margin-left="0.5in">
        <style:tab-stops/>
      </style:paragraph-properties>
    </style:style>
    <style:style style:name="P6" style:parent-style-name="Listenabsatz" style:list-style-name="LFO1" style:family="paragraph">
      <style:text-properties fo:font-size="20pt" style:font-size-asian="20pt" style:font-size-complex="20pt"/>
    </style:style>
    <style:style style:name="P7" style:parent-style-name="Listenabsatz" style:family="paragraph">
      <style:paragraph-properties fo:text-align="justify"/>
    </style:style>
    <style:style style:name="P8" style:parent-style-name="Listenabsatz" style:family="paragraph">
      <style:paragraph-properties fo:text-align="justify"/>
    </style:style>
    <style:style style:name="P9" style:parent-style-name="Listenabsatz" style:family="paragraph">
      <style:paragraph-properties fo:text-align="justify"/>
    </style:style>
    <style:style style:name="P10" style:parent-style-name="Listenabsatz" style:family="paragraph">
      <style:paragraph-properties fo:text-align="justify"/>
    </style:style>
    <style:style style:name="P11" style:parent-style-name="Listenabsatz" style:list-style-name="LFO1" style:family="paragraph">
      <style:text-properties fo:font-size="20pt" style:font-size-asian="20pt" style:font-size-complex="20pt"/>
    </style:style>
    <style:style style:name="P12" style:parent-style-name="Listenabsatz" style:family="paragraph">
      <style:paragraph-properties fo:text-align="justify"/>
    </style:style>
    <style:style style:name="P13" style:parent-style-name="Listenabsatz" style:family="paragraph">
      <style:paragraph-properties fo:text-align="justify"/>
    </style:style>
    <style:style style:name="P14" style:parent-style-name="Listenabsatz" style:family="paragraph">
      <style:paragraph-properties fo:text-align="justify" fo:margin-left="0in">
        <style:tab-stops/>
      </style:paragraph-properties>
      <style:text-properties fo:font-size="20pt" style:font-size-asian="20pt" style:font-size-complex="20pt"/>
    </style:style>
    <style:style style:name="P15" style:parent-style-name="Listenabsatz" style:family="paragraph">
      <style:paragraph-properties fo:text-align="justify" fo:margin-left="0in">
        <style:tab-stops/>
      </style:paragraph-properties>
    </style:style>
    <style:style style:name="P16" style:parent-style-name="Listenabsatz" style:family="paragraph">
      <style:paragraph-properties fo:text-align="justify" fo:margin-left="0in">
        <style:tab-stops/>
      </style:paragraph-properties>
    </style:style>
    <style:style style:name="P17" style:parent-style-name="Listenabsatz" style:family="paragraph">
      <style:paragraph-properties fo:text-align="justify" fo:margin-left="0in">
        <style:tab-stops/>
      </style:paragraph-properties>
    </style:style>
    <style:style style:name="P18" style:parent-style-name="Listenabsatz" style:family="paragraph">
      <style:paragraph-properties fo:text-align="justify" fo:margin-left="0in">
        <style:tab-stops/>
      </style:paragraph-properties>
    </style:style>
  </office:automatic-styles>
  <office:body>
    <office:text text:use-soft-page-breaks="true">
      <text:p text:style-name="P1">Intercultural Communication:</text:p>
      <text:p text:style-name="P2">In the start of this course, we have discussed the idea behind defining the culture and how culture can affect us all in our lives. Along this we have also talked about differences in universals, customs and<text:s/>characteristics. We see different culture dimensions and German core values with German cultural dimensions and most importantly Development model of Intercultural sensitivity. Following are my key learnings of this course.</text:p>
      <text:list text:style-name="LFO1" text:continue-numbering="true">
        <text:list-item>
          <text:p text:style-name="P3">Need and Importance of intercultural communication</text:p>
        </text:list-item>
      </text:list>
      <text:p text:style-name="P4">Intercultural communication gives the skill to pact across different cultures, which is gradually imperative, as the world is changing to a global village (it does not mean the world is getting reduced) means we have more relations or interactions between people who are different with respect to cultures. To be able to face and pact with this cultural difference calmly, I see the importance of intercultural communication.<text:s/></text:p>
      <text:p text:style-name="P5">Here in this program I have learned that how we can behave in a situation in cross culture environment, as we have discussed the German cultural standards in the class room. When we drive through a different culture, we must follow some rules as we played a KultuRallye game. When we were playing and as new visitor/winner<text:s/>come from another table, he/she must adjust himself/herself with new environment. Similarly, when we go in a different culture or environment, we must do one thing either adjust with their culture or either taught them our own culture. But it is very difficult for one that he or she explain his/her cultural standards while living with a group of different cultural standards.<text:s/></text:p>
      <text:list text:style-name="LFO1" text:continue-numbering="true">
        <text:list-item>
          <text:p text:style-name="P6">Awareness of my own cultural identities</text:p>
        </text:list-item>
      </text:list>
      <text:p text:style-name="P7">After completing this course, I have developed an awareness of my own cultural identities and a gratitude for others. When we start learning foreign culture, we start learning our own culture.<text:s/></text:p>
      <text:p text:style-name="P8">“Culture hides much more than it reveals, and strangely enough what it hides, it hides most effectively from its own participants. Years of study have convinced me that the real job is not to understand foreign culture but to understand our own.” (Edward T. Hall(1973): “The Silent Language”)</text:p>
      <text:p text:style-name="P9">When we learn others culture, we do start comparison with our own culture because it is very difficult to change our<text:s/>core values, it takes years and years to change the core values of one. I have different core values in my backpack with contrast to Germany core values, following is an example.</text:p>
      <text:p text:style-name="P10">The different cultural identities that we learned were collectivistic and individualistic. The dissimilarity between the two identities is that collectivistic is more group-concerned while individualistic is more compassionate toward self-concerned. Explaining these concepts, I discovered the dissimilarity between the German cultural identity and the Pakistani cultural identity. In this identity, my culture is more collectivistic in contrast with the German culture. However, because I now have knowledge of the distinction between these identities, I have come to a point where I can<text:s/>appreciate both cultural identities. I believe this is key because<text:s/><text:soft-page-break/>people grow every day and as I blend and live in this country, the different norms that I blunder upon clarify me new things that I can appreciate and apply to my own cultural identity.</text:p>
      <text:list text:style-name="LFO1" text:continue-numbering="true">
        <text:list-item>
          <text:p text:style-name="P11">Become more aware of cultural shock</text:p>
        </text:list-item>
      </text:list>
      <text:p text:style-name="P12">My most important outcome of this course is becoming more aware of cultural shock and how we can become adaptable in intercultural interactions. As I came here in Germany, I faced a lot of cultural shock and I was saying that it doesn’t happened in the same way in my own culture but then I started to reduce this barrier. In this time, I learned from development model of intercultural sensitivity that how we behave in a different culture and how a person starts to adopt the new culture.</text:p>
      <text:p text:style-name="P13">Another activity in the class room that has opened my eyes to different way to think about intercultural communication was the Derdian’s culture activity that we did. The game implied the difficulties that foreign people that immerse themselves<text:s/>into new cultures. It was very difficult for the engineers to build a bridge in Derdia because of cultural shock. But in the end, I learned that all people are same and good we just need to think from their point of view. Now I can behave in a very good manner if I face a cultural shock.</text:p>
      <text:p text:style-name="P14">Relation between TED Talk, Key Learnings and personal experience</text:p>
      <text:p text:style-name="P15">After listening to this TED talk, I have come to the main point of stereotyping. As she explains about the Fide’s story heard from her mother that Fide’s family is very poor because she heard only the one side of the story. Similarly, when I came to Germany, I was searching for room and finally I got a room in a WG with German guy. I heard from my friends what German guys are not cooperative, neither they help nor they listen on any mistake but it was not true. I started living with my XYZ German guy and my experience was totally different as told by my friends, I was in cultural shock but he helps me a lot on every step here in Fulda, whenever I made a mistake, he helps me a lot. I was very stupid :D<text:s/>once I<text:s/>forgot the key inside the apartment and the guy came from 100km<text:s/>just to open the door for myself, that day I realised that what<text:s/>I heard<text:s/>about<text:s/>Germans that they<text:s/>did not get integrate,<text:s/>cooperate<text:s/>very easily with foreigners but this stereotype was also wrong because I have experienced with a German guy. Maybe I am wrong but I am telling on the behalf of my own experience. In the light of this TED talk, she describes that<text:s/>she never knew about Africa before going to U.S, she doesn’t know the place Namibia.<text:s/>Chimamanda’s roommate don’t know about the films of Nollywood that how creative they are and how interesting the movies of Nollywood are?<text:s/>Similarly, after going to another culture or environment we start finding our own identities which we don’t know before.</text:p>
      <text:p text:style-name="P16">I belong to a Muslim country Pakistan. A lot of people heard about different stereotype about Pakistan that it is a country of terrorists but as describes by<text:s/>Chimamanda<text:s/>stereotypes are not true they are only one sided or incomplete. If you want to put a bad impression of anything on a person just start from the second thing as Pakistan is attacking on ABC country but not telling that first ABC country has attacked on Pakistan. Pakistan is a very peaceful, adventures and most beautiful country on the earth, the northern areas of the Pakistan are paradise on earth. We have second highest mountain K2 in northern areas.<text:s/>Chimamanda<text:s/>defines that her roommate thinks she don’t know how to use the stove because she only knows the one side of Africa<text:s/>what happened if she knows the other stories of the Africa. I can say here intercultural communication plays a vital role that can opens one culture stories from different point of view because we know one side story of a person at a place can not tell the whole story it is just the beginning. Story can be completed with a lot of small stories of a person at a same place.</text:p>
      <text:soft-page-break/>
      <text:p text:style-name="P17">After coming here in Germany, I have recognised that youth of Pakistan is very patriotic and energetic as compare to Germany’s youth. The people of Pakistan are very generous and down to earth, whenever<text:s/>any foreigner went there, they hospitalized him with whole heartedly.</text:p>
      <text:p text:style-name="P18">In the end of this assessment, combining the all things, we just don’t rely on single stories because when we hear single story it is a kind of danger. A single story can not define the whole scenario, for better understanding everyone needs to tell the whole stories as what happened if<text:s/>Chimamanda’s mother told her that Fidel’s family is poor and hardworking. Most of the things depend on<text:s/>stories,<text:s/>stories can make one and stories can destroy on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fiz Zohaib Jamshed</meta:initial-creator>
    <dc:creator>Hafiz Zohaib Jamshed</dc:creator>
    <meta:creation-date>2019-02-27T14:12:00Z</meta:creation-date>
    <dc:date>2019-02-27T22:33:00Z</dc:date>
    <meta:template xlink:href="Normal" xlink:type="simple"/>
    <meta:editing-cycles>37</meta:editing-cycles>
    <meta:editing-duration>PT4320S</meta:editing-duration>
    <meta:document-statistic meta:page-count="3" meta:paragraph-count="15" meta:word-count="1158" meta:character-count="7749" meta:row-count="55" meta:non-whitespace-character-count="6606"/>
  </office:meta>
</office:document-meta>
</file>